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Not implemented. Will be <text:s/>for encoder motors on TXT with fast counter input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9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6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 style:data-style-name="N2" text:time-value="12:18:29.1147694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23H28M18S</meta:editing-duration>
    <meta:editing-cycles>31</meta:editing-cycles>
    <meta:generator>LibreOffice/5.2.5.1$Linux_X86_64 LibreOffice_project/20m0$Build-1</meta:generator>
    <dc:date>2017-05-29T21:44:15.960874863</dc:date>
    <meta:document-statistic meta:table-count="2" meta:cell-count="244" meta:object-count="0"/>
  </office:meta>
</office:document-meta>
</file>